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0.709cm" svg:height="17.273cm" svg:x="9.573cm" svg:y="5.412cm">
            <draw:object draw:notify-on-update-of-ranges="Sheet1.F9:Sheet1.F9 Sheet1.F10:Sheet1.F11 Sheet1.G9:Sheet1.G9 Sheet1.G10:Sheet1.G11 Sheet1.H9:Sheet1.H9 Sheet1.H10:Sheet1.H11 Sheet1.I9:Sheet1.I9 Sheet1.I10:Sheet1.I11 Sheet1.J9:Sheet1.J9 Sheet1.J10:Sheet1.J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float" office:value="700000" calcext:value-type="float">
            <text:p>70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debut</text:p>
          </table:table-cell>
          <table:table-cell office:value-type="string" calcext:value-type="string">
            <text:p>f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ordeau</text:p>
          </table:table-cell>
          <table:table-cell office:value-type="float" office:value="3000000" calcext:value-type="float">
            <text:p>3000000</text:p>
          </table:table-cell>
          <table:table-cell table:formula="of:=3000000+[.E2]*10" office:value-type="float" office:value="10000000" calcext:value-type="float">
            <text:p>1000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yon</text:p>
          </table:table-cell>
          <table:table-cell office:value-type="float" office:value="2000000" calcext:value-type="float">
            <text:p>2000000</text:p>
          </table:table-cell>
          <table:table-cell table:formula="of:=2000000+([.E2]*12)" office:value-type="float" office:value="10400000" calcext:value-type="float">
            <text:p>1040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yle</text:p>
          </table:table-cell>
          <table:table-cell office:value-type="float" office:value="1700000" calcext:value-type="float">
            <text:p>1700000</text:p>
          </table:table-cell>
          <table:table-cell table:formula="of:=1700000+([.E2]*14)" office:value-type="float" office:value="11500000" calcext:value-type="float">
            <text:p>1150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onpelier</text:p>
          </table:table-cell>
          <table:table-cell office:value-type="float" office:value="1200000" calcext:value-type="float">
            <text:p>1200000</text:p>
          </table:table-cell>
          <table:table-cell table:formula="of:=1200000+([.E2]*15)" office:value-type="float" office:value="11700000" calcext:value-type="float">
            <text:p>1170000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ordeau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yle</text:p>
          </table:table-cell>
          <table:table-cell office:value-type="string" calcext:value-type="string">
            <text:p>monpeli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ebut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</text:p>
          </table:table-cell>
          <table:table-cell table:formula="of:=3000000+[.E2]*10" office:value-type="float" office:value="10000000" calcext:value-type="float">
            <text:p>10000000</text:p>
          </table:table-cell>
          <table:table-cell table:formula="of:=2000000+([.E2]*12)" office:value-type="float" office:value="10400000" calcext:value-type="float">
            <text:p>10400000</text:p>
          </table:table-cell>
          <table:table-cell table:formula="of:=1700000+([.E2]*14)" office:value-type="float" office:value="11500000" calcext:value-type="float">
            <text:p>11500000</text:p>
          </table:table-cell>
          <table:table-cell table:formula="of:=1200000+([.E2]*15)" office:value-type="float" office:value="11700000" calcext:value-type="float">
            <text:p>117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6:53:21.847291857</meta:creation-date>
    <dc:date>2023-12-13T17:06:13.712639115</dc:date>
    <meta:editing-duration>PT12M53S</meta:editing-duration>
    <meta:editing-cycles>1</meta:editing-cycles>
    <meta:document-statistic meta:table-count="1" meta:cell-count="29" meta:object-count="1"/>
    <meta:generator>LibreOffice/7.6.2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71cm" svg:height="17.274cm" xlink:href=".." xlink:type="simple" chart:class="chart:line" chart:style-name="ch1">
        <chart:legend chart:legend-position="end" svg:x="27.884cm" svg:y="7.591cm" style:legend-expansion="high" chart:style-name="ch2"/>
        <chart:plot-area chart:style-name="ch3" table:cell-range-address="Sheet1.F9:Sheet1.J11" chart:data-source-has-labels="both" svg:x="0.614cm" svg:y="0.345cm" svg:width="26.656cm" svg:height="16.584cm">
          <chart:coordinate-region svg:x="2.347cm" svg:y="0.544cm" svg:width="24.737cm" svg:height="15.738cm"/>
          <chart:axis chart:dimension="x" chart:name="primary-x" chart:style-name="ch4" chartooo:axis-type="auto">
            <chartooo:date-scale/>
            <chart:categories table:cell-range-address="Sheet1.F10:Sheet1.F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10:Sheet1.G11" chart:label-cell-address="Sheet1.G9:Sheet1.G9" chart:class="chart:line">
            <chart:data-point chart:repeated="2"/>
          </chart:series>
          <chart:series chart:style-name="ch7" chart:values-cell-range-address="Sheet1.H10:Sheet1.H11" chart:label-cell-address="Sheet1.H9:Sheet1.H9" chart:class="chart:line">
            <chart:data-point chart:repeated="2"/>
          </chart:series>
          <chart:series chart:style-name="ch8" chart:values-cell-range-address="Sheet1.I10:Sheet1.I11" chart:label-cell-address="Sheet1.I9:Sheet1.I9" chart:class="chart:line">
            <chart:data-point chart:repeated="2"/>
          </chart:series>
          <chart:series chart:style-name="ch9" chart:values-cell-range-address="Sheet1.J10:Sheet1.J11" chart:label-cell-address="Sheet1.J9:Sheet1.J9" chart:class="chart:line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ordeau</text:p>
                <draw:g>
                  <svg:desc>Sheet1.G9:Sheet1.G9</svg:desc>
                </draw:g>
              </table:table-cell>
              <table:table-cell office:value-type="string">
                <text:p>lyon</text:p>
                <draw:g>
                  <svg:desc>Sheet1.H9:Sheet1.H9</svg:desc>
                </draw:g>
              </table:table-cell>
              <table:table-cell office:value-type="string">
                <text:p>lyle</text:p>
                <draw:g>
                  <svg:desc>Sheet1.I9:Sheet1.I9</svg:desc>
                </draw:g>
              </table:table-cell>
              <table:table-cell office:value-type="string">
                <text:p>monpelier</text:p>
                <draw:g>
                  <svg:desc>Sheet1.J9:Sheet1.J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but</text:p>
                <draw:g>
                  <svg:desc>Sheet1.F10:Sheet1.F11</svg:desc>
                </draw:g>
              </table:table-cell>
              <table:table-cell office:value-type="float" office:value="3000000">
                <text:p>3000000</text:p>
                <draw:g>
                  <svg:desc>Sheet1.G10:Sheet1.G11</svg:desc>
                </draw:g>
              </table:table-cell>
              <table:table-cell office:value-type="float" office:value="2000000">
                <text:p>2000000</text:p>
                <draw:g>
                  <svg:desc>Sheet1.H10:Sheet1.H11</svg:desc>
                </draw:g>
              </table:table-cell>
              <table:table-cell office:value-type="float" office:value="1700000">
                <text:p>1700000</text:p>
                <draw:g>
                  <svg:desc>Sheet1.I10:Sheet1.I11</svg:desc>
                </draw:g>
              </table:table-cell>
              <table:table-cell office:value-type="float" office:value="1200000">
                <text:p>1200000</text:p>
                <draw:g>
                  <svg:desc>Sheet1.J10:Sheet1.J11</svg:desc>
                </draw:g>
              </table:table-cell>
            </table:table-row>
            <table:table-row>
              <table:table-cell office:value-type="string">
                <text:p>fin</text:p>
              </table:table-cell>
              <table:table-cell office:value-type="float" office:value="10000000">
                <text:p>10000000</text:p>
              </table:table-cell>
              <table:table-cell office:value-type="float" office:value="10400000">
                <text:p>10400000</text:p>
              </table:table-cell>
              <table:table-cell office:value-type="float" office:value="11500000">
                <text:p>11500000</text:p>
              </table:table-cell>
              <table:table-cell office:value-type="float" office:value="11700000">
                <text:p>117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